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lear Sans" svg:font-family="'Clear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gg sans" svg:font-family="'gg sans', 'Noto Sans', 'Helvetica Neue', Helvetica, Arial, sans-serif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</style:style>
    <style:style style:name="T1" style:family="text">
      <style:text-properties fo:font-variant="normal" fo:text-transform="none" style:font-name="gg sans" fo:font-size="12pt" fo:letter-spacing="normal" fo:font-style="normal" style:text-underline-style="solid" style:text-underline-width="auto" style:text-underline-color="font-color" fo:font-weight="normal"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my.visme.co/view/g7gjekeo-ke7lp9y4gz4429mw" office:target-frame-name="_blank" xlink:show="new" text:style-name="Internet_20_link" text:visited-style-name="Visited_20_Internet_20_Link"><text:span text:style-name="T1">https://my.visme.co/view/g7gjekeo-ke7lp9y4gz4429mw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lear Sans" svg:font-family="'Clear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gg sans" svg:font-family="'gg sans', 'Noto Sans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Clear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Clear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Clear Sans" style:font-family-asian="'Clear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3T12:46:49.891163875</meta:creation-date>
    <dc:date>2022-12-13T12:47:43.892947282</dc:date>
    <meta:editing-duration>PT54S</meta:editing-duration>
    <meta:editing-cycles>1</meta:editing-cycles>
    <meta:document-statistic meta:table-count="0" meta:image-count="0" meta:object-count="0" meta:page-count="1" meta:paragraph-count="1" meta:word-count="1" meta:character-count="50" meta:non-whitespace-character-count="50"/>
    <meta:generator>LibreOffice/7.4.3.2$Linux_X86_64 LibreOffice_project/40$Build-2</meta:generator>
  </office:meta>
</office:document-meta>
</file>